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#ffff99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8]/[.D8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[.C10]/[.D10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9" office:value-type="float" office:value="16" calcext:value-type="float">
            <text:p>16</text:p>
          </table:table-cell>
          <table:table-cell table:style-name="ce11" table:formula="of:=[.C11]/[.D11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10" table:formula="of:=[.C12]/[.E12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10" table:formula="of:=[.C13]/[.E13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10" table:formula="of:=[.C14]/[.E11]" office:value-type="float" office:value="24.6153846153846" calcext:value-type="float">
            <text:p>25</text:p>
          </table:table-cell>
          <table:table-cell table:style-name="ce12" table:formula="of:=[.C14]/[.D14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2)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10" table:formula="of:=[.C15]/[.E12]" office:value-type="float" office:value="29.8461538461538" calcext:value-type="float">
            <text:p>30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10" table:formula="of:=[.C16]/[.E16]" office:value-type="float" office:value="45.3333333333333" calcext:value-type="float">
            <text:p>45</text:p>
          </table:table-cell>
          <table:table-cell table:style-name="ce12" office:value-type="float" office:value="7.5" calcext:value-type="float">
            <text:p>7.5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9" office:value-type="float" office:value="55" calcext:value-type="float">
            <text:p>55</text:p>
          </table:table-cell>
          <table:table-cell table:style-name="ce11" table:formula="of:=[.C17]/[.D17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22:16:47.1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1H28M21S</meta:editing-duration>
    <meta:editing-cycles>11</meta:editing-cycles>
    <meta:initial-creator>James Petts</meta:initial-creator>
    <dc:date>2017-02-13T00:25:47.842000000</dc:date>
    <dc:creator>James Petts</dc:creator>
    <meta:document-statistic meta:table-count="7" meta:cell-count="424" meta:object-count="0"/>
  </office:meta>
</office:document-meta>
</file>